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e9004" officeooo:paragraph-rsid="000e9004"/>
    </style:style>
    <style:style style:name="P2" style:family="paragraph" style:parent-style-name="Text_20_body">
      <style:text-properties officeooo:rsid="000e9004" officeooo:paragraph-rsid="000e9004"/>
    </style:style>
    <style:style style:name="P3" style:family="paragraph" style:parent-style-name="Text_20_body" style:list-style-name="L1">
      <style:text-properties officeooo:rsid="000e9004" officeooo:paragraph-rsid="000e9004"/>
    </style:style>
    <style:style style:name="P4" style:family="paragraph" style:parent-style-name="Text_20_body">
      <style:text-properties officeooo:paragraph-rsid="000e9004"/>
    </style:style>
    <style:style style:name="P5" style:family="paragraph" style:parent-style-name="Text_20_body" style:list-style-name="L1">
      <style:text-properties officeooo:rsid="00103b55" officeooo:paragraph-rsid="00103b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Questions:</text:h>
      <text:p text:style-name="P4"/>
      <text:p text:style-name="P2">CI:</text:p>
      <text:list xml:id="list2394729316" text:style-name="L1">
        <text:list-item>
          <text:p text:style-name="P3">Is there a typical scope of integration testing?</text:p>
        </text:list-item>
        <text:list-item>
          <text:p text:style-name="P3">What all should an integration test test for? </text:p>
        </text:list-item>
        <text:list-item>
          <text:p text:style-name="P5">What is the difference between integration testing, and build testing?</text:p>
          <text:list>
            <text:list-item>
              <text:p text:style-name="P5">Is it that integration testing refers to testing of a individual aspect of a code project, whereas build testing refers to testing the combination of all aspects of a project into a working app/service?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3T12:59:41.591367884</meta:creation-date>
    <dc:date>2022-08-13T13:05:15.365758346</dc:date>
    <meta:editing-duration>PT5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66" meta:character-count="383" meta:non-whitespace-character-count="326"/>
  </office:meta>
</office:document-meta>
</file>